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Title">
      <style:text-properties fo:language="en" fo:country="GB" style:text-underline-style="solid" style:text-underline-width="auto" style:text-underline-color="font-color" officeooo:paragraph-rsid="000afbfa"/>
    </style:style>
    <style:style style:name="P2" style:family="paragraph" style:parent-style-name="Text_20_body" style:list-style-name="L1">
      <style:text-properties fo:font-size="12pt" fo:language="en" fo:country="GB" style:text-underline-style="none" fo:font-weight="normal" officeooo:rsid="000afbfa" officeooo:paragraph-rsid="001115e8" style:font-size-asian="12pt" style:font-weight-asian="normal" style:font-size-complex="12pt" style:font-weight-complex="normal"/>
    </style:style>
    <style:style style:name="P3" style:family="paragraph" style:parent-style-name="Text_20_body" style:list-style-name="L1">
      <style:text-properties fo:font-size="12pt" fo:language="en" fo:country="GB" style:text-underline-style="none" fo:font-weight="normal" officeooo:rsid="0016947b" officeooo:paragraph-rsid="0016947b" style:font-size-asian="12pt" style:font-weight-asian="normal" style:font-size-complex="12pt" style:font-weight-complex="normal"/>
    </style:style>
    <style:style style:name="P4" style:family="paragraph" style:parent-style-name="Text_20_body" style:list-style-name="L1">
      <style:text-properties fo:font-size="12pt" fo:language="en" fo:country="GB" style:text-underline-style="none" fo:font-weight="normal" officeooo:rsid="00181958" officeooo:paragraph-rsid="00181958" style:font-size-asian="12pt" style:font-weight-asian="normal" style:font-size-complex="12pt" style:font-weight-complex="normal"/>
    </style:style>
    <style:style style:name="P5" style:family="paragraph" style:parent-style-name="Text_20_body" style:list-style-name="L1">
      <style:text-properties fo:font-size="12pt" fo:language="en" fo:country="GB" style:text-underline-style="none" fo:font-weight="normal" officeooo:rsid="001a2339" officeooo:paragraph-rsid="001a2339" style:font-size-asian="12pt" style:font-weight-asian="normal" style:font-size-complex="12pt" style:font-weight-complex="normal"/>
    </style:style>
    <style:style style:name="P6" style:family="paragraph" style:parent-style-name="Text_20_body" style:list-style-name="L1">
      <style:text-properties fo:font-size="12pt" fo:language="en" fo:country="GB" style:text-underline-style="none" fo:font-weight="normal" officeooo:rsid="001f96d1" officeooo:paragraph-rsid="001f96d1" style:font-size-asian="12pt" style:font-weight-asian="normal" style:font-size-complex="12pt" style:font-weight-complex="normal"/>
    </style:style>
    <style:style style:name="P7" style:family="paragraph" style:parent-style-name="Text_20_body" style:list-style-name="L1">
      <style:text-properties fo:font-size="12pt" fo:language="en" fo:country="GB" style:text-underline-style="none" fo:font-weight="normal" officeooo:rsid="001fdd83" officeooo:paragraph-rsid="001fdd83" style:font-size-asian="12pt" style:font-weight-asian="normal" style:font-size-complex="12pt" style:font-weight-complex="normal"/>
    </style:style>
    <style:style style:name="P8" style:family="paragraph" style:parent-style-name="Text_20_body" style:list-style-name="L1">
      <style:text-properties fo:font-size="12pt" fo:language="en" fo:country="GB" style:text-underline-style="none" fo:font-weight="normal" officeooo:rsid="000afbfa" officeooo:paragraph-rsid="001115e8" style:font-size-asian="10.5pt" style:font-weight-asian="normal" style:font-size-complex="12pt" style:font-weight-complex="normal"/>
    </style:style>
    <style:style style:name="P9" style:family="paragraph" style:parent-style-name="Text_20_body" style:list-style-name="L2">
      <style:text-properties fo:font-size="12pt" fo:language="en" fo:country="GB" style:text-underline-style="none" fo:font-weight="normal" officeooo:rsid="000afbfa" officeooo:paragraph-rsid="000afbfa" style:font-size-asian="10.5pt" style:font-weight-asian="normal" style:font-size-complex="12pt" style:font-weight-complex="normal"/>
    </style:style>
    <style:style style:name="P10" style:family="paragraph" style:parent-style-name="Text_20_body" style:list-style-name="L3">
      <style:text-properties fo:font-size="12pt" fo:language="en" fo:country="GB" style:text-underline-style="none" fo:font-weight="normal" officeooo:rsid="001293c4" officeooo:paragraph-rsid="001293c4" style:font-size-asian="10.5pt" style:font-weight-asian="normal" style:font-size-complex="12pt" style:font-weight-complex="normal"/>
    </style:style>
    <style:style style:name="P11" style:family="paragraph" style:parent-style-name="Text_20_body" style:list-style-name="L3">
      <style:text-properties style:text-position="0% 100%" fo:font-size="12pt" fo:language="en" fo:country="GB" style:text-underline-style="none" fo:font-weight="normal" officeooo:rsid="001293c4" officeooo:paragraph-rsid="001293c4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style:text-position="0% 100%" fo:font-size="12pt" fo:language="en" fo:country="GB" style:text-underline-style="none" fo:font-weight="normal" officeooo:rsid="001293c4" officeooo:paragraph-rsid="001293c4" style:font-size-asian="10.5pt" style:font-weight-asian="normal" style:font-size-complex="12pt" style:font-weight-complex="normal"/>
    </style:style>
    <style:style style:name="P13" style:family="paragraph" style:parent-style-name="Text_20_body">
      <style:paragraph-properties fo:break-before="page"/>
      <style:text-properties style:text-position="0% 100%" fo:font-size="12pt" fo:language="en" fo:country="GB" style:text-underline-style="none" fo:font-weight="normal" officeooo:rsid="0020ba2f" officeooo:paragraph-rsid="0020ba2f" style:font-size-asian="10.5pt" style:font-weight-asian="normal" style:font-size-complex="12pt" style:font-weight-complex="normal"/>
    </style:style>
    <style:style style:name="P14" style:family="paragraph" style:parent-style-name="Text_20_body">
      <style:text-properties style:text-position="0% 100%" fo:font-size="12pt" fo:language="en" fo:country="GB" style:text-underline-style="none" fo:font-weight="normal" officeooo:rsid="0020ba2f" officeooo:paragraph-rsid="0020ba2f" style:font-size-asian="10.5pt" style:font-weight-asian="normal" style:font-size-complex="12pt" style:font-weight-complex="normal"/>
    </style:style>
    <style:style style:name="P15" style:family="paragraph" style:parent-style-name="Text_20_body" style:list-style-name="L5">
      <style:text-properties style:text-position="0% 100%" fo:font-size="12pt" fo:language="en" fo:country="GB" style:text-underline-style="none" fo:font-weight="normal" officeooo:rsid="0020ba2f" officeooo:paragraph-rsid="0020ba2f" style:font-size-asian="10.5pt" style:font-weight-asian="normal" style:font-size-complex="12pt" style:font-weight-complex="normal"/>
    </style:style>
    <style:style style:name="P16" style:family="paragraph" style:parent-style-name="Text_20_body" style:list-style-name="L5">
      <style:text-properties style:text-position="0% 100%" fo:font-size="12pt" fo:language="en" fo:country="GB" style:text-underline-style="none" fo:font-weight="normal" officeooo:rsid="0020ba2f" officeooo:paragraph-rsid="0025ac39" style:font-size-asian="10.5pt" style:font-weight-asian="normal" style:font-size-complex="12pt" style:font-weight-complex="normal"/>
    </style:style>
    <style:style style:name="P17" style:family="paragraph" style:parent-style-name="Text_20_body" style:list-style-name="L6">
      <style:text-properties style:text-position="0% 100%" fo:font-size="12pt" fo:language="en" fo:country="GB" style:text-underline-style="none" fo:font-weight="normal" officeooo:rsid="0020ba2f" officeooo:paragraph-rsid="0020ba2f" style:font-size-asian="10.5pt" style:font-weight-asian="normal" style:font-size-complex="12pt" style:font-weight-complex="normal"/>
    </style:style>
    <style:style style:name="P18" style:family="paragraph" style:parent-style-name="Text_20_body" style:list-style-name="L5">
      <style:text-properties style:text-position="0% 100%" fo:font-size="12pt" fo:language="en" fo:country="GB" style:text-underline-style="none" fo:font-weight="normal" officeooo:rsid="0025ac39" officeooo:paragraph-rsid="0025ac39" style:font-size-asian="10.5pt" style:font-weight-asian="normal" style:font-size-complex="12pt" style:font-weight-complex="normal"/>
    </style:style>
    <style:style style:name="P19" style:family="paragraph" style:parent-style-name="Text_20_body" style:list-style-name="L6">
      <style:text-properties style:text-position="0% 100%" fo:font-size="12pt" fo:language="en" fo:country="GB" style:text-underline-style="none" fo:font-weight="normal" officeooo:rsid="002e47a7" officeooo:paragraph-rsid="002e47a7" style:font-size-asian="10.5pt" style:font-weight-asian="normal" style:font-size-complex="12pt" style:font-weight-complex="normal"/>
    </style:style>
    <style:style style:name="P20" style:family="paragraph" style:parent-style-name="Text_20_body" style:list-style-name="L6">
      <style:text-properties style:text-position="0% 100%" fo:font-size="12pt" fo:language="en" fo:country="GB" style:text-underline-style="none" fo:font-weight="normal" officeooo:rsid="0030b4ce" officeooo:paragraph-rsid="0030b4ce" style:font-size-asian="10.5pt" style:font-weight-asian="normal" style:font-size-complex="12pt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16947b"/>
    </style:style>
    <style:style style:name="T4" style:family="text">
      <style:text-properties officeooo:rsid="00181958"/>
    </style:style>
    <style:style style:name="T5" style:family="text">
      <style:text-properties officeooo:rsid="0018c1b4"/>
    </style:style>
    <style:style style:name="T6" style:family="text">
      <style:text-properties officeooo:rsid="001e0386"/>
    </style:style>
    <style:style style:name="T7" style:family="text">
      <style:text-properties officeooo:rsid="0020ba2f"/>
    </style:style>
    <style:style style:name="T8" style:family="text">
      <style:text-properties officeooo:rsid="0025ac39"/>
    </style:style>
    <style:style style:name="T9" style:family="text">
      <style:text-properties officeooo:rsid="002831c9"/>
    </style:style>
    <style:style style:name="T10" style:family="text">
      <style:text-properties officeooo:rsid="002e47a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ars</text:p>
      <text:list xml:id="list2016548023" text:style-name="L1">
        <text:list-item>
          <text:p text:style-name="P3">Track 1: <text:span text:style-name="T4">Medium sized stars</text:span></text:p>
          <text:list>
            <text:list-item>
              <text:p text:style-name="P4">Medium sized stars between 0.5 and 10 times the mass of the Sun will evolve into Red Giant Stars <text:span text:style-name="T5">at the end of their life</text:span></text:p>
            </text:list-item>
            <text:list-item>
              <text:p text:style-name="P5">The core collapses, heating up but the outer layers expand and cool</text:p>
            </text:list-item>
            <text:list-item>
              <text:p text:style-name="P5">Later the outer layers drift off into space causing a ‘planetary nebula’</text:p>
            </text:list-item>
            <text:list-item>
              <text:p text:style-name="P5">Meanwhile the hot core is left as a dense White Dwarf Star </text:p>
            </text:list-item>
            <text:list-item>
              <text:p text:style-name="P5">Giant stars have very high pressure, creating high fusion rates and so comparatively short lifetimes</text:p>
            </text:list-item>
          </text:list>
        </text:list-item>
        <text:list-item>
          <text:p text:style-name="P5">Red Giant <text:span text:style-name="T6">phase:</text:span></text:p>
          <text:list>
            <text:list-item>
              <text:p text:style-name="P6">Outer layers expand massively</text:p>
            </text:list-item>
            <text:list-item>
              <text:p text:style-name="P7">The core contracts to form a White Dwarf star</text:p>
            </text:list-item>
          </text:list>
        </text:list-item>
        <text:list-item>
          <text:p text:style-name="P2">Track 2: <text:span text:style-name="T3">S</text:span>upergiants and <text:span text:style-name="T3">S</text:span>upernovae</text:p>
          <text:list>
            <text:list-item>
              <text:p text:style-name="P8">Very large stars (over 10 times the mass of the Sun), known as Supergiants have a different end:</text:p>
            </text:list-item>
          </text:list>
        </text:list-item>
      </text:list>
      <text:list xml:id="list3122425098" text:style-name="L2">
        <text:list-item>
          <text:list>
            <text:list-item>
              <text:p text:style-name="P9">Fusion happens in stages, forming layers of core with increasingly heavy elements up to Iron</text:p>
            </text:list-item>
            <text:list-item>
              <text:p text:style-name="P9">A Supernova is the massive explosion of supergiants when fusion suddenly stops and the star collapses, bouncing off the hard core</text:p>
            </text:list-item>
            <text:list-item>
              <text:p text:style-name="P9">This generates and scatters the very heavy elements into Space</text:p>
            </text:list-item>
            <text:list-item>
              <text:p text:style-name="P9">The core can end either as neutron star or a black hole</text:p>
            </text:list-item>
          </text:list>
        </text:list-item>
      </text:list>
      <text:list xml:id="list4179551804" text:style-name="L3">
        <text:list-item>
          <text:p text:style-name="P10">Neutron stars:</text:p>
          <text:list>
            <text:list-item>
              <text:p text:style-name="P10">Neutron stars are small, super dense stars (density similar to nuclei, about 10<text:span text:style-name="T1">17</text:span><text:span text:style-name="T2"> kg/m</text:span><text:span text:style-name="T1">3</text:span><text:span text:style-name="T2">) made of neutrons</text:span></text:p>
            </text:list-item>
            <text:list-item>
              <text:p text:style-name="P11">In the extreme pressures of the supernova explosion, electrons are squeezed into protons to form neutrons</text:p>
            </text:list-item>
            <text:list-item>
              <text:p text:style-name="P11">The neutrons are jammed tightly together (no space)</text:p>
            </text:list-item>
            <text:list-item>
              <text:p text:style-name="P11">They can have a mass similar to the Sun but with a diameter <text:s/>of only 10 km; 1 teaspoon of neutron star would have a mass of about 100 million tonnes</text:p>
            </text:list-item>
            <text:list-item>
              <text:p text:style-name="P11">Some neutron stars are spinning, these are called Pulsar<text:span text:style-name="T7">s</text:span></text:p>
            </text:list-item>
          </text:list>
        </text:list-item>
      </text:list>
      <text:p text:style-name="P12"/>
      <text:p text:style-name="P13">Typical exam question:</text:p>
      <text:p text:style-name="P14">a)</text:p>
      <text:list xml:id="list2996192430" text:style-name="L5">
        <text:list-item>
          <text:p text:style-name="P16">Fusion is the process of fusing <text:span text:style-name="T8">two nucei together</text:span> </text:p>
        </text:list-item>
        <text:list-item>
          <text:p text:style-name="P16"><text:span text:style-name="T8">In stars </text:span>Hydrogen and Helium <text:span text:style-name="T8">are fused to together</text:span></text:p>
        </text:list-item>
        <text:list-item>
          <text:p text:style-name="P18">Positives nuclei will want to repell</text:p>
        </text:list-item>
        <text:list-item>
          <text:p text:style-name="P18">So it needs a high pressure</text:p>
        </text:list-item>
        <text:list-item>
          <text:p text:style-name="P15"><text:span text:style-name="T9">and a</text:span> very high temperature</text:p>
        </text:list-item>
      </text:list>
      <text:p text:style-name="P14">b)</text:p>
      <text:list xml:id="list4142504793" text:style-name="L6">
        <text:list-item>
          <text:p text:style-name="P17">Nebulae and dust collapses due to high GPE</text:p>
        </text:list-item>
        <text:list-item>
          <text:p text:style-name="P17">The GPE <text:span text:style-name="T10">is converted to KE which produces heat</text:span></text:p>
        </text:list-item>
        <text:list-item>
          <text:p text:style-name="P19">Once the temperature is high enough, nuclear fusion occurs</text:p>
        </text:list-item>
        <text:list-item>
          <text:p text:style-name="P19">A protostar forms</text:p>
        </text:list-item>
        <text:list-item>
          <text:p text:style-name="P20">Red Supergiant phase outer layers expand</text:p>
        </text:list-item>
        <text:list-item>
          <text:p text:style-name="P20">Runs out of fuel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AR PL New Sung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AR PL New Sung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4T09:59:58.720148886</meta:creation-date>
    <dc:date>2021-11-04T11:28:35.263034663</dc:date>
    <meta:editing-duration>PT1H14M22S</meta:editing-duration>
    <meta:editing-cycles>23</meta:editing-cycles>
    <meta:generator>LibreOffice/7.2.2.2$Linux_X86_64 LibreOffice_project/20$Build-2</meta:generator>
    <meta:document-statistic meta:table-count="0" meta:image-count="0" meta:object-count="0" meta:page-count="2" meta:paragraph-count="36" meta:word-count="373" meta:character-count="1963" meta:non-whitespace-character-count="1654"/>
  </office:meta>
</office:document-meta>
</file>